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LoaderObjectInputStream.ClassLoaderObjectInputStream( final ClassLoader classLoader , final InputStream inp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LoaderObjectInputStream.resolveClass( final ObjectStreamClass objectStream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